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2000018A00002B3400001A75BBB17F6A.wmf"/>
  <manifest:file-entry manifest:media-type="" manifest:full-path="Pictures/20000078000011AC000011926E41C5C4.wmf"/>
  <manifest:file-entry manifest:media-type="" manifest:full-path="Pictures/2000001E00001128000012B58A082A47.wmf"/>
  <manifest:file-entry manifest:media-type="" manifest:full-path="Pictures/200000DE0000115D0000182F756B203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fill-color="#339999" draw:textarea-horizontal-align="center" draw:textarea-vertical-align="bottom" draw:auto-grow-height="false" fo:padding-top="0.13cm" fo:padding-bottom="0.229cm" fo:padding-left="0.25cm" fo:padding-right="0.25cm" fo:wrap-option="wrap" draw:shadow="hidden" draw:shadow-color="#000000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339999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.77cm"/>
    </style:style>
    <style:style style:name="gr12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margin-left="0cm" fo:margin-right="0cm" fo:text-align="center" fo:text-indent="0cm" style:writing-mode="lr-tb"/>
      <style:text-properties fo:font-size="14p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4pt"/>
    </style:style>
    <style:style style:name="P8" style:family="paragraph">
      <style:text-properties fo:font-size="14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text-align="center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8.89cm" svg:height="1.588cm" svg:x="5.08cm" svg:y="7.937cm">
          <text:p text:style-name="P1"><text:span text:style-name="T1">API Server</text:span></text:p>
          <text:p text:style-name="P1"><text:span text:style-name="T1">(Apache, mod_python)</text:span></text:p>
        </draw:rect>
        <draw:frame draw:style-name="gr2" draw:text-style-name="P3" draw:layer="layout" svg:width="5.08cm" svg:height="2.857cm" svg:x="6.985cm" svg:y="2.222cm">
          <draw:image xlink:href="Pictures/2000001E00001128000012B58A082A47.wmf" xlink:type="simple" xlink:show="embed" xlink:actuate="onLoad">
            <text:p text:style-name="P3"><text:span text:style-name="T1">Database Server</text:span></text:p>
            <text:p text:style-name="P3"><text:span text:style-name="T1">(PostgreSQL)</text:span></text:p>
          </draw:image>
        </draw:frame>
        <draw:rect draw:style-name="gr1" draw:text-style-name="P2" draw:layer="layout" svg:width="3.493cm" svg:height="1.587cm" svg:x="10.477cm" svg:y="12.383cm">
          <text:p text:style-name="P1"><text:span text:style-name="T1">Web Server</text:span></text:p>
          <text:p text:style-name="P1"><text:span text:style-name="T1">(Apache)</text:span></text:p>
        </draw:rect>
        <draw:rect draw:style-name="gr1" draw:text-style-name="P2" draw:layer="layout" svg:width="3.492cm" svg:height="1.587cm" svg:x="5.08cm" svg:y="12.383cm">
          <text:p text:style-name="P1"><text:span text:style-name="T1">Boot Server</text:span></text:p>
          <text:p text:style-name="P1"><text:span text:style-name="T1">(Apache)</text:span></text:p>
        </draw:rect>
        <draw:frame draw:style-name="gr3" draw:text-style-name="P4" draw:layer="layout" svg:width="3.587cm" svg:height="2.178cm" svg:x="4.445cm" svg:y="17.462cm">
          <draw:image xlink:href="Pictures/2000018A00002B3400001A75BBB17F6A.wmf" xlink:type="simple" xlink:show="embed" xlink:actuate="onLoad">
            <text:p text:style-name="P6"/>
          </draw:image>
        </draw:frame>
        <draw:line draw:style-name="gr4" draw:text-style-name="P5" draw:layer="layout" svg:x1="6.985cm" svg:y1="9.525cm" svg:x2="6.985cm" svg:y2="12.383cm">
          <text:p text:style-name="P6"/>
        </draw:line>
        <draw:line draw:style-name="gr4" draw:text-style-name="P5" draw:layer="layout" svg:x1="12.065cm" svg:y1="9.525cm" svg:x2="12.065cm" svg:y2="12.383cm">
          <text:p text:style-name="P6"/>
        </draw:line>
        <draw:frame draw:style-name="gr5" draw:text-style-name="P6" draw:layer="layout" svg:width="0.001cm" svg:height="1.52cm" svg:x="9.525cm" svg:y="4.763cm">
          <draw:text-box>
            <text:p text:style-name="P6"/>
          </draw:text-box>
        </draw:frame>
        <draw:line draw:style-name="gr4" draw:text-style-name="P5" draw:layer="layout" svg:x1="9.525cm" svg:y1="5.079cm" svg:x2="9.525cm" svg:y2="7.937cm">
          <text:p text:style-name="P5"><text:span text:style-name="T2"/></text:p>
          <text:p text:style-name="P5"><text:span text:style-name="T2"/></text:p>
          <text:p text:style-name="P5"><text:span text:style-name="T2">PostgreSQL</text:span></text:p>
        </draw:line>
        <draw:line draw:style-name="gr4" draw:text-style-name="P5" draw:layer="layout" svg:x1="6.985cm" svg:y1="13.97cm" svg:x2="6.985cm" svg:y2="17.145cm">
          <text:p text:style-name="P6"/>
        </draw:line>
        <draw:line draw:style-name="gr4" draw:text-style-name="P5" draw:layer="layout" svg:x1="12.065cm" svg:y1="13.97cm" svg:x2="12.065cm" svg:y2="17.145cm">
          <text:p text:style-name="P6"/>
        </draw:line>
        <draw:frame draw:style-name="gr6" draw:text-style-name="P8" draw:layer="layout" svg:width="1.891cm" svg:height="0.831cm" svg:x="11.444cm" svg:y="20.759cm">
          <draw:text-box>
            <text:p text:style-name="P7"><text:span text:style-name="T1">Users</text:span></text:p>
          </draw:text-box>
        </draw:frame>
        <draw:frame draw:style-name="gr6" draw:text-style-name="P8" draw:layer="layout" svg:width="2.047cm" svg:height="0.831cm" svg:x="5.397cm" svg:y="19.806cm">
          <draw:text-box>
            <text:p text:style-name="P6"><text:span text:style-name="T1">Nodes</text:span></text:p>
          </draw:text-box>
        </draw:frame>
        <draw:line draw:style-name="gr7" draw:text-style-name="P9" draw:layer="layout" svg:x1="9.207cm" svg:y1="9.525cm" svg:x2="9.207cm" svg:y2="15.875cm">
          <text:p text:style-name="P6"/>
        </draw:line>
        <draw:line draw:style-name="gr8" draw:text-style-name="P9" draw:layer="layout" svg:x1="9.207cm" svg:y1="15.875cm" svg:x2="7.62cm" svg:y2="17.462cm">
          <text:p text:style-name="P6"/>
        </draw:line>
        <draw:line draw:style-name="gr8" draw:text-style-name="P9" draw:layer="layout" svg:x1="9.842cm" svg:y1="15.875cm" svg:x2="11.43cm" svg:y2="17.462cm">
          <text:p text:style-name="P6"/>
        </draw:line>
        <draw:line draw:style-name="gr9" draw:text-style-name="P9" draw:layer="layout" svg:x1="9.842cm" svg:y1="9.525cm" svg:x2="9.842cm" svg:y2="15.875cm">
          <text:p text:style-name="P6"/>
        </draw:line>
        <draw:frame draw:style-name="gr6" draw:text-style-name="P10" draw:layer="layout" svg:width="2.538cm" svg:height="1.243cm" draw:transform="rotate (-1.57079632679579) translate (9.18cm 9.842cm)">
          <draw:text-box>
            <text:p text:style-name="P10"><text:span text:style-name="T2">XML-RPC/</text:span></text:p>
            <text:p text:style-name="P5"><text:span text:style-name="T2">HTTPS</text:span></text:p>
          </draw:text-box>
        </draw:frame>
        <draw:frame draw:style-name="gr6" draw:text-style-name="P10" draw:layer="layout" svg:width="2.538cm" svg:height="1.243cm" draw:transform="rotate (-1.57079632679579) translate (6.958cm 9.844cm)">
          <draw:text-box>
            <text:p text:style-name="P10"><text:span text:style-name="T2">XML-RPC/</text:span></text:p>
            <text:p text:style-name="P5"><text:span text:style-name="T2">HTTPS</text:span></text:p>
          </draw:text-box>
        </draw:frame>
        <draw:frame draw:style-name="gr6" draw:text-style-name="P10" draw:layer="layout" svg:width="2.538cm" svg:height="1.243cm" draw:transform="rotate (-1.57079632679579) translate (13.335cm 9.842cm)">
          <draw:text-box>
            <text:p text:style-name="P10"><text:span text:style-name="T2">XML-RPC/</text:span></text:p>
            <text:p text:style-name="P5"><text:span text:style-name="T2">HTTPS</text:span></text:p>
          </draw:text-box>
        </draw:frame>
        <draw:frame draw:style-name="gr6" draw:text-style-name="P10" draw:layer="layout" svg:width="2.538cm" svg:height="1.243cm" draw:transform="rotate (-1.57079632679579) translate (11.112cm 9.842cm)">
          <draw:text-box>
            <text:p text:style-name="P10"><text:span text:style-name="T2">XML-RPC/</text:span></text:p>
            <text:p text:style-name="P5"><text:span text:style-name="T2">HTTPS</text:span></text:p>
          </draw:text-box>
        </draw:frame>
        <draw:line draw:style-name="gr10" draw:text-style-name="P9" draw:layer="layout" svg:x1="8.255cm" svg:y1="18.097cm" svg:x2="10.795cm" svg:y2="18.097cm">
          <text:p text:style-name="P6"/>
        </draw:line>
        <draw:frame draw:style-name="gr11" draw:text-style-name="P5" draw:layer="layout" svg:width="1.366cm" svg:height="0.747cm" svg:x="8.89cm" svg:y="18.097cm">
          <draw:text-box>
            <text:p text:style-name="P11"><text:span text:style-name="T2">SSH</text:span></text:p>
          </draw:text-box>
        </draw:frame>
        <draw:rect draw:style-name="gr12" draw:text-style-name="P9" draw:layer="layout" svg:width="10.16cm" svg:height="13.018cm" svg:x="4.445cm" svg:y="1.587cm">
          <text:p text:style-name="P6"/>
        </draw:rect>
        <draw:frame draw:style-name="gr6" draw:text-style-name="P10" draw:layer="layout" svg:width="1.865cm" svg:height="1.243cm" draw:transform="rotate (-1.57079632679579) translate (6.958cm 14.645cm)">
          <draw:text-box>
            <text:p text:style-name="P6"><text:span text:style-name="T2">HTTP/</text:span></text:p>
            <text:p text:style-name="P11"><text:span text:style-name="T2">HTTPS</text:span></text:p>
          </draw:text-box>
        </draw:frame>
        <draw:frame draw:style-name="gr6" draw:text-style-name="P10" draw:layer="layout" svg:width="1.865cm" svg:height="1.243cm" draw:transform="rotate (-1.57079632679579) translate (13.308cm 14.645cm)">
          <draw:text-box>
            <text:p text:style-name="P6"><text:span text:style-name="T2">HTTP/</text:span></text:p>
            <text:p text:style-name="P11"><text:span text:style-name="T2">HTTPS</text:span></text:p>
          </draw:text-box>
        </draw:frame>
        <draw:frame draw:style-name="gr13" draw:text-style-name="P4" draw:layer="layout" svg:width="2.311cm" svg:height="3.219cm" svg:x="11.341cm" svg:y="17.462cm">
          <draw:image xlink:href="Pictures/200000DE0000115D0000182F756B2033.wmf" xlink:type="simple" xlink:show="embed" xlink:actuate="onLoad">
            <text:p text:style-name="P6"/>
          </draw:image>
        </draw:frame>
        <draw:frame draw:style-name="gr6" draw:layer="layout" svg:width="2.551cm" svg:height="0.988cm" svg:x="11.101cm" svg:y="5.715cm">
          <draw:text-box>
            <text:p text:style-name="P6">MyPLC</text:p>
          </draw:text-box>
        </draw:frame>
        <draw:frame draw:style-name="gr3" draw:text-style-name="P4" draw:layer="layout" svg:width="1.993cm" svg:height="1.985cm" svg:x="17.374cm" svg:y="4.127cm">
          <draw:image xlink:href="Pictures/20000078000011AC000011926E41C5C4.wmf" xlink:type="simple" xlink:show="embed" xlink:actuate="onLoad">
            <text:p text:style-name="P6"/>
          </draw:image>
        </draw:frame>
        <draw:line draw:style-name="gr14" draw:text-style-name="P9" draw:layer="layout" svg:x1="14.605cm" svg:y1="1.587cm" svg:x2="17.145cm" svg:y2="5.08cm">
          <text:p text:style-name="P6"/>
        </draw:line>
        <draw:line draw:style-name="gr14" draw:text-style-name="P9" draw:layer="layout" svg:x1="14.605cm" svg:y1="14.605cm" svg:x2="17.145cm" svg:y2="5.08cm">
          <text:p text:style-name="P6"/>
        </draw:line>
        <draw:frame draw:style-name="gr6" draw:text-style-name="P2" draw:layer="layout" svg:width="2.995cm" svg:height="1.411cm" svg:x="17.333cm" svg:y="6.209cm">
          <draw:text-box>
            <text:p text:style-name="P11"><text:span text:style-name="T1">Host</text:span></text:p>
            <text:p text:style-name="P11"><text:span text:style-name="T1">System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43$Build-8986</meta:generator>
    <meta:creation-date>2006-04-12T14:22:05</meta:creation-date>
    <dc:date>2006-04-12T15:26:46</dc:date>
    <dc:language>en-US</dc:language>
    <meta:editing-cycles>2</meta:editing-cycles>
    <meta:editing-duration>PT13M49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